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0" table:default-cell-style-name="Default"/>
        <table:table-row table:style-name="ro1">
          <table:table-cell office:value-type="string" calcext:value-type="string">
            <text:p>jacLR</text:p>
          </table:table-cell>
          <table:table-cell table:formula="of:=MAX([.B3:.B100])" office:value-type="float" office:value="12288" calcext:value-type="float">
            <text:p>12288</text:p>
          </table:table-cell>
          <table:table-cell table:formula="of:=AVERAGE([.C3:.C100])" office:value-type="float" office:value="5172598191.92308" calcext:value-type="float">
            <text:p>5172598191.92308</text:p>
          </table:table-cell>
          <table:table-cell table:formula="of:=AVERAGE([.D3:.D100])" office:value-type="float" office:value="8775067420.23077" calcext:value-type="float">
            <text:p>8775067420.23077</text:p>
          </table:table-cell>
          <table:table-cell table:formula="of:=AVERAGE([.E3:.E100])" office:value-type="float" office:value="31353228.8461538" calcext:value-type="float">
            <text:p>31353228.8461538</text:p>
          </table:table-cell>
          <table:table-cell table:formula="of:=AVERAGE([.F3:.F100])" office:value-type="float" office:value="235108466.923077" calcext:value-type="float">
            <text:p>235108466.923077</text:p>
          </table:table-cell>
          <table:table-cell table:formula="of:=AVERAGE([.G3:.G100])" office:value-type="float" office:value="156722003.538462" calcext:value-type="float">
            <text:p>156722003.538462</text:p>
          </table:table-cell>
          <table:table-cell table:formula="of:=AVERAGE([.H3:.H100])" office:value-type="float" office:value="152785358.538462" calcext:value-type="float">
            <text:p>152785358.538462</text:p>
          </table:table-cell>
          <table:table-cell table:formula="of:=AVERAGE([.I3:.I100])" office:value-type="float" office:value="32.5384615384615" calcext:value-type="float">
            <text:p>32.5384615385</text:p>
          </table:table-cell>
          <table:table-cell table:formula="of:=AVERAGE([.J3:.J100])" office:value-type="float" office:value="0" calcext:value-type="float">
            <text:p>0</text:p>
          </table:table-cell>
          <table:table-cell table:formula="of:=AVERAGE([.K3:.K100])" office:value-type="float" office:value="97" calcext:value-type="float">
            <text:p>97</text:p>
          </table:table-cell>
          <table:table-cell table:formula="of:=AVERAGE([.L3:.L100])" office:value-type="float" office:value="0" calcext:value-type="float">
            <text:p>0</text:p>
          </table:table-cell>
          <table:table-cell table:formula="of:=AVERAGE([.M3:.M100])" office:value-type="string" office:string-value="" calcext:value-type="error">
            <text:p>#DIV/0!</text:p>
          </table:table-cell>
          <table:table-cell table:formula="of:=AVERAGE([.N3:.N100])" office:value-type="float" office:value="0.591056538461538" calcext:value-type="float">
            <text:p>0.5910565385</text:p>
          </table:table-cell>
          <table:table-cell table:formula="of:=AVERAGE([.O3:.O100])" office:value-type="float" office:value="31353229.5384615" calcext:value-type="float">
            <text:p>31353229.5384615</text:p>
          </table:table-cell>
          <table:table-cell table:formula="of:=AVERAGE([.P3:.P100])" office:value-type="float" office:value="15.9018121538462" calcext:value-type="float">
            <text:p>15.9018121538</text:p>
          </table:table-cell>
          <table:table-cell table:formula="of:=AVERAGE([.Q3:.Q100])" office:value-type="float" office:value="10.597913" calcext:value-type="float">
            <text:p>10.597913</text:p>
          </table:table-cell>
          <table:table-cell table:formula="of:=AVERAGE([.R3:.R100])" office:value-type="float" office:value="10.3318768461538" calcext:value-type="float">
            <text:p>10.3318768462</text:p>
          </table:table-cell>
          <table:table-cell table:formula="of:=AVERAGE([.S3:.S100])" office:value-type="float" office:value="1.50076923076923" calcext:value-type="float">
            <text:p>1.5007692308</text:p>
          </table:table-cell>
          <table:table-cell table:formula="of:=AVERAGE([.T3:.T100])" office:value-type="float" office:value="1.03" calcext:value-type="float">
            <text:p>1.03</text:p>
          </table:table-cell>
        </table:table-row>
        <table:table-row table:style-name="ro1">
          <table:table-cell office:value-type="string" calcext:value-type="string">
            <text:p>PID <text:s text:c="2"/></text:p>
          </table:table-cell>
          <table:table-cell office:value-type="string" calcext:value-type="string">
            <text:p>time <text:s text:c="4"/></text:p>
          </table:table-cell>
          <table:table-cell office:value-type="string" calcext:value-type="string">
            <text:p>Instr Ret <text:s text:c="4"/></text:p>
          </table:table-cell>
          <table:table-cell office:value-type="string" calcext:value-type="string">
            <text:p>Unh Clk Cycles <text:s text:c="2"/></text:p>
          </table:table-cell>
          <table:table-cell office:value-type="string" calcext:value-type="string">
            <text:p>l2 trans reqs </text:p>
          </table:table-cell>
          <table:table-cell office:value-type="string" calcext:value-type="string">
            <text:p>l1lines <text:s text:c="6"/></text:p>
          </table:table-cell>
          <table:table-cell office:value-type="string" calcext:value-type="string">
            <text:p>l2lines <text:s text:c="6"/></text:p>
          </table:table-cell>
          <table:table-cell office:value-type="string" calcext:value-type="string">
            <text:p>Per Core bw <text:s text:c="2"/></text:p>
          </table:table-cell>
          <table:table-cell office:value-type="string" calcext:value-type="string">
            <text:p>Power <text:s text:c="8"/></text:p>
          </table:table-cell>
          <table:table-cell office:value-type="string" calcext:value-type="string">
            <text:p>Power2 <text:s text:c="7"/></text:p>
          </table:table-cell>
          <table:table-cell office:value-type="string" calcext:value-type="string">
            <text:p>Power3 <text:s text:c="7"/></text:p>
          </table:table-cell>
          <table:table-cell office:value-type="string" calcext:value-type="string">
            <text:p>bandwidth <text:s text:c="4"/></text:p>
          </table:table-cell>
          <table:table-cell office:value-type="string" calcext:value-type="string">
            <text:p><text:s text:c="14"/></text:p>
          </table:table-cell>
          <table:table-cell office:value-type="string" calcext:value-type="string">
            <text:p>IPC <text:s text:c="10"/></text:p>
          </table:table-cell>
          <table:table-cell office:value-type="string" calcext:value-type="string">
            <text:p>MEM INTENSIITY</text:p>
          </table:table-cell>
          <table:table-cell office:value-type="string" calcext:value-type="string">
            <text:p>L2-&gt;L1 BW (MB)</text:p>
          </table:table-cell>
          <table:table-cell office:value-type="string" calcext:value-type="string">
            <text:p>L3-&gt;L2 BW (MB)</text:p>
          </table:table-cell>
          <table:table-cell office:value-type="string" calcext:value-type="string">
            <text:p>MM-&gt;L3 BW (MB)</text:p>
          </table:table-cell>
          <table:table-cell office:value-type="string" calcext:value-type="string">
            <text:p>L2 REUSE <text:s text:c="5"/></text:p>
          </table:table-cell>
          <table:table-cell office:value-type="string" calcext:value-type="string">
            <text:p>L3 REUSE <text:s text:c="5"/>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1004" calcext:value-type="float">
            <text:p>1004</text:p>
          </table:table-cell>
          <table:table-cell office:value-type="float" office:value="5294237497" calcext:value-type="float">
            <text:p>5294237497</text:p>
          </table:table-cell>
          <table:table-cell office:value-type="float" office:value="9149054001" calcext:value-type="float">
            <text:p>9149054001</text:p>
          </table:table-cell>
          <table:table-cell office:value-type="float" office:value="31360655" calcext:value-type="float">
            <text:p>31360655</text:p>
          </table:table-cell>
          <table:table-cell office:value-type="float" office:value="234838068" calcext:value-type="float">
            <text:p>234838068</text:p>
          </table:table-cell>
          <table:table-cell office:value-type="float" office:value="156333772" calcext:value-type="float">
            <text:p>156333772</text:p>
          </table:table-cell>
          <table:table-cell office:value-type="float" office:value="152351554" calcext:value-type="float">
            <text:p>152351554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8665" calcext:value-type="float">
            <text:p>0.578665</text:p>
          </table:table-cell>
          <table:table-cell office:value-type="float" office:value="31360656" calcext:value-type="float">
            <text:p>31360656</text:p>
          </table:table-cell>
          <table:table-cell office:value-type="float" office:value="14.969757" calcext:value-type="float">
            <text:p>14.969757</text:p>
          </table:table-cell>
          <table:table-cell office:value-type="float" office:value="9.9655" calcext:value-type="float">
            <text:p>9.9655</text:p>
          </table:table-cell>
          <table:table-cell office:value-type="float" office:value="9.711653" calcext:value-type="float">
            <text:p>9.711653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2007" calcext:value-type="float">
            <text:p>2007</text:p>
          </table:table-cell>
          <table:table-cell office:value-type="float" office:value="5521018841" calcext:value-type="float">
            <text:p>5521018841</text:p>
          </table:table-cell>
          <table:table-cell office:value-type="float" office:value="9370976784" calcext:value-type="float">
            <text:p>9370976784</text:p>
          </table:table-cell>
          <table:table-cell office:value-type="float" office:value="33575055" calcext:value-type="float">
            <text:p>33575055</text:p>
          </table:table-cell>
          <table:table-cell office:value-type="float" office:value="252167013" calcext:value-type="float">
            <text:p>252167013</text:p>
          </table:table-cell>
          <table:table-cell office:value-type="float" office:value="168023703" calcext:value-type="float">
            <text:p>168023703</text:p>
          </table:table-cell>
          <table:table-cell office:value-type="float" office:value="163789040" calcext:value-type="float">
            <text:p>16378904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89161" calcext:value-type="float">
            <text:p>0.589161</text:p>
          </table:table-cell>
          <table:table-cell office:value-type="float" office:value="33575056" calcext:value-type="float">
            <text:p>33575056</text:p>
          </table:table-cell>
          <table:table-cell office:value-type="float" office:value="16.090418" calcext:value-type="float">
            <text:p>16.090418</text:p>
          </table:table-cell>
          <table:table-cell office:value-type="float" office:value="10.721353" calcext:value-type="float">
            <text:p>10.721353</text:p>
          </table:table-cell>
          <table:table-cell office:value-type="float" office:value="10.451145" calcext:value-type="float">
            <text:p>10.451145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3010" calcext:value-type="float">
            <text:p>3010</text:p>
          </table:table-cell>
          <table:table-cell office:value-type="float" office:value="5457947441" calcext:value-type="float">
            <text:p>5457947441</text:p>
          </table:table-cell>
          <table:table-cell office:value-type="float" office:value="9167571485" calcext:value-type="float">
            <text:p>9167571485</text:p>
          </table:table-cell>
          <table:table-cell office:value-type="float" office:value="32800674" calcext:value-type="float">
            <text:p>32800674</text:p>
          </table:table-cell>
          <table:table-cell office:value-type="float" office:value="246713181" calcext:value-type="float">
            <text:p>246713181</text:p>
          </table:table-cell>
          <table:table-cell office:value-type="float" office:value="164809671" calcext:value-type="float">
            <text:p>164809671</text:p>
          </table:table-cell>
          <table:table-cell office:value-type="float" office:value="160638927" calcext:value-type="float">
            <text:p>160638927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95354" calcext:value-type="float">
            <text:p>0.595354</text:p>
          </table:table-cell>
          <table:table-cell office:value-type="float" office:value="32800674" calcext:value-type="float">
            <text:p>32800674</text:p>
          </table:table-cell>
          <table:table-cell office:value-type="float" office:value="15.742416" calcext:value-type="float">
            <text:p>15.742416</text:p>
          </table:table-cell>
          <table:table-cell office:value-type="float" office:value="10.51627" calcext:value-type="float">
            <text:p>10.51627</text:p>
          </table:table-cell>
          <table:table-cell office:value-type="float" office:value="10.250141" calcext:value-type="float">
            <text:p>10.250141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4013" calcext:value-type="float">
            <text:p>4013</text:p>
          </table:table-cell>
          <table:table-cell office:value-type="float" office:value="5512983013" calcext:value-type="float">
            <text:p>5512983013</text:p>
          </table:table-cell>
          <table:table-cell office:value-type="float" office:value="9708880601" calcext:value-type="float">
            <text:p>9708880601</text:p>
          </table:table-cell>
          <table:table-cell office:value-type="float" office:value="33215279" calcext:value-type="float">
            <text:p>33215279</text:p>
          </table:table-cell>
          <table:table-cell office:value-type="float" office:value="248145803" calcext:value-type="float">
            <text:p>248145803</text:p>
          </table:table-cell>
          <table:table-cell office:value-type="float" office:value="165571724" calcext:value-type="float">
            <text:p>165571724</text:p>
          </table:table-cell>
          <table:table-cell office:value-type="float" office:value="161411850" calcext:value-type="float">
            <text:p>161411850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67829" calcext:value-type="float">
            <text:p>0.567829</text:p>
          </table:table-cell>
          <table:table-cell office:value-type="float" office:value="33215280" calcext:value-type="float">
            <text:p>33215280</text:p>
          </table:table-cell>
          <table:table-cell office:value-type="float" office:value="15.83383" calcext:value-type="float">
            <text:p>15.83383</text:p>
          </table:table-cell>
          <table:table-cell office:value-type="float" office:value="10.564896" calcext:value-type="float">
            <text:p>10.564896</text:p>
          </table:table-cell>
          <table:table-cell office:value-type="float" office:value="10.29946" calcext:value-type="float">
            <text:p>10.29946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5016" calcext:value-type="float">
            <text:p>5016</text:p>
          </table:table-cell>
          <table:table-cell office:value-type="float" office:value="5542316435" calcext:value-type="float">
            <text:p>5542316435</text:p>
          </table:table-cell>
          <table:table-cell office:value-type="float" office:value="9373324224" calcext:value-type="float">
            <text:p>9373324224</text:p>
          </table:table-cell>
          <table:table-cell office:value-type="float" office:value="33702571" calcext:value-type="float">
            <text:p>33702571</text:p>
          </table:table-cell>
          <table:table-cell office:value-type="float" office:value="253155413" calcext:value-type="float">
            <text:p>253155413</text:p>
          </table:table-cell>
          <table:table-cell office:value-type="float" office:value="168487213" calcext:value-type="float">
            <text:p>168487213</text:p>
          </table:table-cell>
          <table:table-cell office:value-type="float" office:value="164260504" calcext:value-type="float">
            <text:p>164260504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91286" calcext:value-type="float">
            <text:p>0.591286</text:p>
          </table:table-cell>
          <table:table-cell office:value-type="float" office:value="33702572" calcext:value-type="float">
            <text:p>33702572</text:p>
          </table:table-cell>
          <table:table-cell office:value-type="float" office:value="16.153486" calcext:value-type="float">
            <text:p>16.153486</text:p>
          </table:table-cell>
          <table:table-cell office:value-type="float" office:value="10.750929" calcext:value-type="float">
            <text:p>10.750929</text:p>
          </table:table-cell>
          <table:table-cell office:value-type="float" office:value="10.481229" calcext:value-type="float">
            <text:p>10.481229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6019" calcext:value-type="float">
            <text:p>6019</text:p>
          </table:table-cell>
          <table:table-cell office:value-type="float" office:value="5507847714" calcext:value-type="float">
            <text:p>5507847714</text:p>
          </table:table-cell>
          <table:table-cell office:value-type="float" office:value="9168079842" calcext:value-type="float">
            <text:p>9168079842</text:p>
          </table:table-cell>
          <table:table-cell office:value-type="float" office:value="33507887" calcext:value-type="float">
            <text:p>33507887</text:p>
          </table:table-cell>
          <table:table-cell office:value-type="float" office:value="251442550" calcext:value-type="float">
            <text:p>251442550</text:p>
          </table:table-cell>
          <table:table-cell office:value-type="float" office:value="167715865" calcext:value-type="float">
            <text:p>167715865</text:p>
          </table:table-cell>
          <table:table-cell office:value-type="float" office:value="163510900" calcext:value-type="float">
            <text:p>163510900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00763" calcext:value-type="float">
            <text:p>0.600763</text:p>
          </table:table-cell>
          <table:table-cell office:value-type="float" office:value="33507888" calcext:value-type="float">
            <text:p>33507888</text:p>
          </table:table-cell>
          <table:table-cell office:value-type="float" office:value="16.044189" calcext:value-type="float">
            <text:p>16.044189</text:p>
          </table:table-cell>
          <table:table-cell office:value-type="float" office:value="10.701711" calcext:value-type="float">
            <text:p>10.701711</text:p>
          </table:table-cell>
          <table:table-cell office:value-type="float" office:value="10.433397" calcext:value-type="float">
            <text:p>10.433397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7022" calcext:value-type="float">
            <text:p>7022</text:p>
          </table:table-cell>
          <table:table-cell office:value-type="float" office:value="5504959204" calcext:value-type="float">
            <text:p>5504959204</text:p>
          </table:table-cell>
          <table:table-cell office:value-type="float" office:value="9129847130" calcext:value-type="float">
            <text:p>9129847130</text:p>
          </table:table-cell>
          <table:table-cell office:value-type="float" office:value="33373119" calcext:value-type="float">
            <text:p>33373119</text:p>
          </table:table-cell>
          <table:table-cell office:value-type="float" office:value="251336315" calcext:value-type="float">
            <text:p>251336315</text:p>
          </table:table-cell>
          <table:table-cell office:value-type="float" office:value="167404830" calcext:value-type="float">
            <text:p>167404830</text:p>
          </table:table-cell>
          <table:table-cell office:value-type="float" office:value="163200241" calcext:value-type="float">
            <text:p>16320024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02963" calcext:value-type="float">
            <text:p>0.602963</text:p>
          </table:table-cell>
          <table:table-cell office:value-type="float" office:value="33373120" calcext:value-type="float">
            <text:p>33373120</text:p>
          </table:table-cell>
          <table:table-cell office:value-type="float" office:value="16.037413" calcext:value-type="float">
            <text:p>16.037413</text:p>
          </table:table-cell>
          <table:table-cell office:value-type="float" office:value="10.681864" calcext:value-type="float">
            <text:p>10.681864</text:p>
          </table:table-cell>
          <table:table-cell office:value-type="float" office:value="10.413574" calcext:value-type="float">
            <text:p>10.413574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8025" calcext:value-type="float">
            <text:p>8025</text:p>
          </table:table-cell>
          <table:table-cell office:value-type="float" office:value="5552813915" calcext:value-type="float">
            <text:p>5552813915</text:p>
          </table:table-cell>
          <table:table-cell office:value-type="float" office:value="9617912287" calcext:value-type="float">
            <text:p>9617912287</text:p>
          </table:table-cell>
          <table:table-cell office:value-type="float" office:value="34006339" calcext:value-type="float">
            <text:p>34006339</text:p>
          </table:table-cell>
          <table:table-cell office:value-type="float" office:value="253630078" calcext:value-type="float">
            <text:p>253630078</text:p>
          </table:table-cell>
          <table:table-cell office:value-type="float" office:value="169124303" calcext:value-type="float">
            <text:p>169124303</text:p>
          </table:table-cell>
          <table:table-cell office:value-type="float" office:value="164913529" calcext:value-type="float">
            <text:p>164913529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7341" calcext:value-type="float">
            <text:p>0.577341</text:p>
          </table:table-cell>
          <table:table-cell office:value-type="float" office:value="34006340" calcext:value-type="float">
            <text:p>34006340</text:p>
          </table:table-cell>
          <table:table-cell office:value-type="float" office:value="16.183773" calcext:value-type="float">
            <text:p>16.183773</text:p>
          </table:table-cell>
          <table:table-cell office:value-type="float" office:value="10.791581" calcext:value-type="float">
            <text:p>10.791581</text:p>
          </table:table-cell>
          <table:table-cell office:value-type="float" office:value="10.522898" calcext:value-type="float">
            <text:p>10.522898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9029" calcext:value-type="float">
            <text:p>9029</text:p>
          </table:table-cell>
          <table:table-cell office:value-type="float" office:value="5503428207" calcext:value-type="float">
            <text:p>5503428207</text:p>
          </table:table-cell>
          <table:table-cell office:value-type="float" office:value="9156883497" calcext:value-type="float">
            <text:p>9156883497</text:p>
          </table:table-cell>
          <table:table-cell office:value-type="float" office:value="33423442" calcext:value-type="float">
            <text:p>33423442</text:p>
          </table:table-cell>
          <table:table-cell office:value-type="float" office:value="251234718" calcext:value-type="float">
            <text:p>251234718</text:p>
          </table:table-cell>
          <table:table-cell office:value-type="float" office:value="167438284" calcext:value-type="float">
            <text:p>167438284</text:p>
          </table:table-cell>
          <table:table-cell office:value-type="float" office:value="163234361" calcext:value-type="float">
            <text:p>163234361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01015" calcext:value-type="float">
            <text:p>0.601015</text:p>
          </table:table-cell>
          <table:table-cell office:value-type="float" office:value="33423442" calcext:value-type="float">
            <text:p>33423442</text:p>
          </table:table-cell>
          <table:table-cell office:value-type="float" office:value="16.014963" calcext:value-type="float">
            <text:p>16.014963</text:p>
          </table:table-cell>
          <table:table-cell office:value-type="float" office:value="10.673357" calcext:value-type="float">
            <text:p>10.673357</text:p>
          </table:table-cell>
          <table:table-cell office:value-type="float" office:value="10.405378" calcext:value-type="float">
            <text:p>10.405378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10032" calcext:value-type="float">
            <text:p>10032</text:p>
          </table:table-cell>
          <table:table-cell office:value-type="float" office:value="5501144027" calcext:value-type="float">
            <text:p>5501144027</text:p>
          </table:table-cell>
          <table:table-cell office:value-type="float" office:value="9130469106" calcext:value-type="float">
            <text:p>9130469106</text:p>
          </table:table-cell>
          <table:table-cell office:value-type="float" office:value="33399503" calcext:value-type="float">
            <text:p>33399503</text:p>
          </table:table-cell>
          <table:table-cell office:value-type="float" office:value="251127365" calcext:value-type="float">
            <text:p>251127365</text:p>
          </table:table-cell>
          <table:table-cell office:value-type="float" office:value="167416803" calcext:value-type="float">
            <text:p>167416803</text:p>
          </table:table-cell>
          <table:table-cell office:value-type="float" office:value="163214584" calcext:value-type="float">
            <text:p>163214584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02504" calcext:value-type="float">
            <text:p>0.602504</text:p>
          </table:table-cell>
          <table:table-cell office:value-type="float" office:value="33399504" calcext:value-type="float">
            <text:p>33399504</text:p>
          </table:table-cell>
          <table:table-cell office:value-type="float" office:value="16.024078" calcext:value-type="float">
            <text:p>16.024078</text:p>
          </table:table-cell>
          <table:table-cell office:value-type="float" office:value="10.682628" calcext:value-type="float">
            <text:p>10.682628</text:p>
          </table:table-cell>
          <table:table-cell office:value-type="float" office:value="10.414491" calcext:value-type="float">
            <text:p>10.414491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11036" calcext:value-type="float">
            <text:p>11036</text:p>
          </table:table-cell>
          <table:table-cell office:value-type="float" office:value="5534126901" calcext:value-type="float">
            <text:p>5534126901</text:p>
          </table:table-cell>
          <table:table-cell office:value-type="float" office:value="9350823483" calcext:value-type="float">
            <text:p>9350823483</text:p>
          </table:table-cell>
          <table:table-cell office:value-type="float" office:value="33620679" calcext:value-type="float">
            <text:p>33620679</text:p>
          </table:table-cell>
          <table:table-cell office:value-type="float" office:value="252703234" calcext:value-type="float">
            <text:p>252703234</text:p>
          </table:table-cell>
          <table:table-cell office:value-type="float" office:value="168164537" calcext:value-type="float">
            <text:p>168164537</text:p>
          </table:table-cell>
          <table:table-cell office:value-type="float" office:value="163952821" calcext:value-type="float">
            <text:p>163952821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91833" calcext:value-type="float">
            <text:p>0.591833</text:p>
          </table:table-cell>
          <table:table-cell office:value-type="float" office:value="33620680" calcext:value-type="float">
            <text:p>33620680</text:p>
          </table:table-cell>
          <table:table-cell office:value-type="float" office:value="16.108572" calcext:value-type="float">
            <text:p>16.108572</text:p>
          </table:table-cell>
          <table:table-cell office:value-type="float" office:value="10.719652" calcext:value-type="float">
            <text:p>10.719652</text:p>
          </table:table-cell>
          <table:table-cell office:value-type="float" office:value="10.451176" calcext:value-type="float">
            <text:p>10.451176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12039" calcext:value-type="float">
            <text:p>12039</text:p>
          </table:table-cell>
          <table:table-cell office:value-type="float" office:value="5511052585" calcext:value-type="float">
            <text:p>5511052585</text:p>
          </table:table-cell>
          <table:table-cell office:value-type="float" office:value="9630758702" calcext:value-type="float">
            <text:p>9630758702</text:p>
          </table:table-cell>
          <table:table-cell office:value-type="float" office:value="33484706" calcext:value-type="float">
            <text:p>33484706</text:p>
          </table:table-cell>
          <table:table-cell office:value-type="float" office:value="249128774" calcext:value-type="float">
            <text:p>249128774</text:p>
          </table:table-cell>
          <table:table-cell office:value-type="float" office:value="166519345" calcext:value-type="float">
            <text:p>166519345</text:p>
          </table:table-cell>
          <table:table-cell office:value-type="float" office:value="162358175" calcext:value-type="float">
            <text:p>162358175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572235" calcext:value-type="float">
            <text:p>0.572235</text:p>
          </table:table-cell>
          <table:table-cell office:value-type="float" office:value="33484706" calcext:value-type="float">
            <text:p>33484706</text:p>
          </table:table-cell>
          <table:table-cell office:value-type="float" office:value="15.896551" calcext:value-type="float">
            <text:p>15.896551</text:p>
          </table:table-cell>
          <table:table-cell office:value-type="float" office:value="10.625362" calcext:value-type="float">
            <text:p>10.625362</text:p>
          </table:table-cell>
          <table:table-cell office:value-type="float" office:value="10.359844" calcext:value-type="float">
            <text:p>10.359844</text:p>
          </table:table-cell>
          <table:table-cell office:value-type="float" office:value="1.5" calcext:value-type="float">
            <text:p>1.5</text:p>
          </table:table-cell>
          <table:table-cell office:value-type="float" office:value="1.03" calcext:value-type="float">
            <text:p>1.03</text:p>
          </table:table-cell>
        </table:table-row>
        <table:table-row table:style-name="ro1">
          <table:table-cell office:value-type="float" office:value="34442" calcext:value-type="float">
            <text:p>34442</text:p>
          </table:table-cell>
          <table:table-cell office:value-type="float" office:value="12288" calcext:value-type="float">
            <text:p>12288</text:p>
          </table:table-cell>
          <table:table-cell office:value-type="float" office:value="1299900715" calcext:value-type="float">
            <text:p>1299900715</text:p>
          </table:table-cell>
          <table:table-cell office:value-type="float" office:value="2121295321" calcext:value-type="float">
            <text:p>2121295321</text:p>
          </table:table-cell>
          <table:table-cell office:value-type="float" office:value="8122066" calcext:value-type="float">
            <text:p>8122066</text:p>
          </table:table-cell>
          <table:table-cell office:value-type="float" office:value="60787558" calcext:value-type="float">
            <text:p>60787558</text:p>
          </table:table-cell>
          <table:table-cell office:value-type="float" office:value="40375996" calcext:value-type="float">
            <text:p>40375996</text:p>
          </table:table-cell>
          <table:table-cell office:value-type="float" office:value="39373175" calcext:value-type="float">
            <text:p>3937317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<text:s text:c="14"/></text:p>
          </table:table-cell>
          <table:table-cell office:value-type="float" office:value="0.612786" calcext:value-type="float">
            <text:p>0.612786</text:p>
          </table:table-cell>
          <table:table-cell office:value-type="float" office:value="8122066" calcext:value-type="float">
            <text:p>8122066</text:p>
          </table:table-cell>
          <table:table-cell office:value-type="float" office:value="15.624112" calcext:value-type="float">
            <text:p>15.624112</text:p>
          </table:table-cell>
          <table:table-cell office:value-type="float" office:value="10.377766" calcext:value-type="float">
            <text:p>10.377766</text:p>
          </table:table-cell>
          <table:table-cell office:value-type="float" office:value="10.120013" calcext:value-type="float">
            <text:p>10.120013</text:p>
          </table:table-cell>
          <table:table-cell office:value-type="float" office:value="1.51" calcext:value-type="float">
            <text:p>1.51</text:p>
          </table:table-cell>
          <table:table-cell office:value-type="float" office:value="1.03" calcext:value-type="float">
            <text:p>1.03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24">00/00/0000</text:date>, <text:time style:data-style-name="N2" text:time-value="15:40:40.922148167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4T15:37:21.437384676</meta:creation-date>
    <dc:date>2016-07-24T15:45:31.524738817</dc:date>
    <meta:editing-duration>PT7M34S</meta:editing-duration>
    <meta:editing-cycles>8</meta:editing-cycles>
    <meta:generator>LibreOffice/5.1.4.2$Linux_X86_64 LibreOffice_project/10m0$Build-2</meta:generator>
    <meta:document-statistic meta:table-count="1" meta:cell-count="300" meta:object-count="0"/>
  </office:meta>
</office:document-meta>
</file>